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1.1833in"/>
    </style:style>
    <style:style style:name="Table1.B" style:family="table-column">
      <style:table-column-properties style:column-width="2.5007in"/>
    </style:style>
    <style:style style:name="Table1.C" style:family="table-column">
      <style:table-column-properties style:column-width="2.809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in" fo:margin-bottom="0.1945in" loext:contextual-spacing="false" fo:line-height="100%"/>
      <style:text-properties fo:font-weight="normal" style:font-weight-asian="normal" style:font-weight-complex="normal"/>
    </style:style>
    <style:style style:name="P3" style:family="paragraph" style:parent-style-name="Standard" style:master-page-name="Standard">
      <style:paragraph-properties fo:margin-top="0in" fo:margin-bottom="0.1945in" loext:contextual-spacing="false" fo:line-height="100%" fo:text-align="center" style:justify-single-word="false" style:page-number="auto"/>
    </style:style>
    <style:style style:name="P4" style:family="paragraph" style:parent-style-name="Standard">
      <style:paragraph-properties fo:margin-top="0.1945in" fo:margin-bottom="0.1945in" loext:contextual-spacing="false" fo:line-height="100%"/>
    </style:style>
    <style:style style:name="P5" style:family="paragraph" style:parent-style-name="Standard">
      <loext:graphic-properties draw:fill="solid" draw:fill-color="#ffff00"/>
      <style:paragraph-properties fo:margin-top="0.1945in" fo:margin-bottom="0.1945in" loext:contextual-spacing="false" fo:line-height="100%" fo:background-color="#ffff00"/>
      <style:text-properties officeooo:paragraph-rsid="000640e9"/>
    </style:style>
    <style:style style:name="P6" style:family="paragraph" style:parent-style-name="Standard">
      <loext:graphic-properties draw:fill="solid" draw:fill-color="#ffff00"/>
      <style:paragraph-properties fo:margin-top="0.1945in" fo:margin-bottom="0.1945in" loext:contextual-spacing="false" fo:line-height="100%" fo:background-color="#ffff00"/>
      <style:text-properties officeooo:paragraph-rsid="0007102b"/>
    </style:style>
    <style:style style:name="P7" style:family="paragraph" style:parent-style-name="Standard">
      <loext:graphic-properties draw:fill="solid" draw:fill-color="#ffff00"/>
      <style:paragraph-properties fo:margin-top="0.1945in" fo:margin-bottom="0.1945in" loext:contextual-spacing="false" fo:line-height="100%" fo:background-color="#ffff00"/>
      <style:text-properties officeooo:paragraph-rsid="0008277b"/>
    </style:style>
    <style:style style:name="P8" style:family="paragraph" style:parent-style-name="Standard">
      <loext:graphic-properties draw:fill="solid" draw:fill-color="#ffff00"/>
      <style:paragraph-properties fo:margin-top="0.1945in" fo:margin-bottom="0.1945in" loext:contextual-spacing="false" fo:line-height="100%" fo:background-color="#ffff00"/>
      <style:text-properties officeooo:paragraph-rsid="000adbd0"/>
    </style:style>
    <style:style style:name="P9" style:family="paragraph" style:parent-style-name="Standard">
      <style:paragraph-properties fo:margin-top="0.1945in" fo:margin-bottom="0.1945in" loext:contextual-spacing="false" fo:line-height="100%"/>
      <style:text-properties fo:font-weight="bold" style:font-name-asian="Times New Roman1" style:font-weight-asian="bold" style:font-name-complex="Times New Roman1" style:font-weight-complex="bold"/>
    </style:style>
    <style:style style:name="P10" style:family="paragraph" style:parent-style-name="Standard">
      <style:paragraph-properties fo:margin-top="0.1945in" fo:margin-bottom="0.1945in" loext:contextual-spacing="false" fo:line-height="100%"/>
      <style:text-properties fo:font-weight="normal" style:font-weight-asian="normal" style:font-weight-complex="normal"/>
    </style:style>
    <style:style style:name="P11" style:family="paragraph" style:parent-style-name="Standard">
      <loext:graphic-properties draw:fill="solid" draw:fill-color="#ffff00"/>
      <style:paragraph-properties fo:margin-top="0.1945in" fo:margin-bottom="0.1945in" loext:contextual-spacing="false" fo:line-height="100%" fo:background-color="#ffff00"/>
      <style:text-properties officeooo:rsid="000640e9" officeooo:paragraph-rsid="000640e9"/>
    </style:style>
    <style:style style:name="P12" style:family="paragraph" style:parent-style-name="Standard">
      <loext:graphic-properties draw:fill="solid" draw:fill-color="#ffff00"/>
      <style:paragraph-properties fo:margin-top="0.1945in" fo:margin-bottom="0.1945in" loext:contextual-spacing="false" fo:line-height="100%" fo:background-color="#ffff00"/>
      <style:text-properties officeooo:rsid="000c9265" officeooo:paragraph-rsid="000c9265"/>
    </style:style>
    <style:style style:name="P13" style:family="paragraph" style:parent-style-name="Standard">
      <style:paragraph-properties fo:margin-top="0.1945in" fo:margin-bottom="0.1945in" loext:contextual-spacing="false" fo:line-height="100%" fo:break-before="page"/>
      <style:text-properties fo:font-weight="bold" style:font-weight-asian="bold" style:font-weight-complex="bold"/>
    </style:style>
    <style:style style:name="P14" style:family="paragraph" style:parent-style-name="Standard">
      <style:paragraph-properties fo:margin-top="0.1945in" fo:margin-bottom="0.1945in" loext:contextual-spacing="false" fo:line-height="100%" fo:break-before="page"/>
    </style:style>
    <style:style style:name="P15" style:family="paragraph" style:parent-style-name="Standard">
      <style:paragraph-properties fo:margin-top="0.1945in" fo:margin-bottom="0in" loext:contextual-spacing="false" fo:line-height="100%"/>
      <style:text-properties fo:font-weight="normal" style:font-weight-asian="normal" style:font-weight-complex="normal"/>
    </style:style>
    <style:style style:name="P16" style:family="paragraph" style:parent-style-name="Standard">
      <style:paragraph-properties fo:margin-top="0in" fo:margin-bottom="0in" loext:contextual-spacing="false" fo:line-height="100%" fo:text-align="center" style:justify-single-word="false"/>
      <style:text-properties fo:font-weight="bold" style:font-weight-asian="bold" style:font-weight-complex="bold"/>
    </style:style>
    <style:style style:name="P17" style:family="paragraph" style:parent-style-name="Standard">
      <style:paragraph-properties fo:margin-top="0in" fo:margin-bottom="0in" loext:contextual-spacing="false" fo:line-height="100%"/>
      <style:text-properties fo:font-weight="normal" style:font-weight-asian="normal" style:font-weight-complex="normal"/>
    </style:style>
    <style:style style:name="P18" style:family="paragraph" style:parent-style-name="Standard">
      <style:paragraph-properties fo:margin-top="0.1902in" fo:margin-bottom="0.1902in" loext:contextual-spacing="true" fo:line-height="100%"/>
    </style:style>
    <style:style style:name="P19" style:family="paragraph" style:parent-style-name="Standard">
      <style:paragraph-properties fo:margin-top="0.1902in" fo:margin-bottom="0.1902in" loext:contextual-spacing="true" fo:line-height="100%"/>
      <style:text-properties fo:color="#b2b2b2" style:font-name="Calibri" fo:font-size="11pt" fo:language="en" fo:country="US" style:letter-kerning="false" style:font-name-asian="Calibri1" style:font-size-asian="11pt" style:language-asian="en" style:country-asian="US" style:font-name-complex="F" style:font-size-complex="11pt" style:language-complex="ar" style:country-complex="SA"/>
    </style:style>
    <style:style style:name="P20" style:family="paragraph" style:parent-style-name="Standard">
      <style:paragraph-properties fo:line-height="200%" fo:text-align="center" style:justify-single-word="false" fo:break-before="page"/>
    </style:style>
    <style:style style:name="P21" style:family="paragraph" style:parent-style-name="Standard">
      <style:paragraph-properties fo:margin-left="0.5in" fo:margin-right="0in" fo:margin-top="0in" fo:margin-bottom="0.111in" loext:contextual-spacing="false" fo:line-height="200%" fo:text-align="start" style:justify-single-word="false" fo:orphans="2" fo:widows="2" fo:text-indent="-0.5in" style:auto-text-indent="false" style:writing-mode="lr-tb"/>
    </style:style>
    <style:style style:name="T1" style:family="text">
      <style:text-properties fo:font-weight="bold" style:font-name-asian="Times New Roman1" style:font-weight-asian="bold" style:font-name-complex="Times New Roman1"/>
    </style:style>
    <style:style style:name="T2" style:family="text">
      <style:text-properties fo:font-weight="bold" style:font-name-asian="Times New Roman1" style:font-weight-asian="bold" style:font-name-complex="Times New Roman1" style:font-weight-complex="bold"/>
    </style:style>
    <style:style style:name="T3" style:family="text">
      <style:text-properties style:font-name-asian="Times New Roman1" style:font-name-complex="Times New Roman1"/>
    </style:style>
    <style:style style:name="T4" style:family="text">
      <style:text-properties officeooo:rsid="000640e9" style:font-name-asian="Times New Roman1" style:font-name-complex="Times New Roman1"/>
    </style:style>
    <style:style style:name="T5" style:family="text">
      <style:text-properties officeooo:rsid="00096ec0" style:font-name-asian="Times New Roman1" style:font-name-complex="Times New Roman1"/>
    </style:style>
    <style:style style:name="T6" style:family="text">
      <style:text-properties officeooo:rsid="0008277b" style:font-name-asian="Times New Roman1" style:font-name-complex="Times New Roman1"/>
    </style:style>
    <style:style style:name="T7" style:family="text">
      <style:text-properties officeooo:rsid="000adbd0" style:font-name-asian="Times New Roman1" style:font-name-complex="Times New Roman1"/>
    </style:style>
    <style:style style:name="T8" style:family="text">
      <style:text-properties style:font-name-asian="Times New Roman1" style:font-name-complex="Courier New"/>
    </style:style>
    <style:style style:name="T9" style:family="text">
      <style:text-properties fo:language="zxx" fo:country="none" style:font-name-asian="Times New Roman1" style:language-asian="zxx" style:country-asian="none" style:font-name-complex="Times New Roman1" style:language-complex="zxx" style:country-complex="none"/>
    </style:style>
    <style:style style:name="T10" style:family="text">
      <style:text-properties fo:language="zxx" fo:country="none" officeooo:rsid="0007c9a0" style:font-name-asian="Times New Roman1" style:language-asian="zxx" style:country-asian="none" style:font-name-complex="Times New Roman1" style:language-complex="zxx" style:country-complex="none"/>
    </style:style>
    <style:style style:name="T11" style:family="text">
      <style:text-properties fo:language="zxx" fo:country="none" officeooo:rsid="0007102b" style:font-name-asian="Times New Roman1" style:language-asian="zxx" style:country-asian="none" style:font-name-complex="Times New Roman1" style:language-complex="zxx" style:country-complex="none"/>
    </style:style>
    <style:style style:name="T12" style:family="text">
      <style:text-properties fo:language="zxx" fo:country="none" fo:font-style="normal" style:language-asian="zxx" style:country-asian="none" style:font-style-asian="normal" style:language-complex="zxx" style:country-complex="none" style:font-style-complex="normal"/>
    </style:style>
    <style:style style:name="T13" style:family="text">
      <style:text-properties fo:language="zxx" fo:country="none" fo:font-style="normal" officeooo:rsid="000e5f00" style:language-asian="zxx" style:country-asian="none" style:font-style-asian="normal" style:language-complex="zxx" style:country-complex="none" style:font-style-complex="normal"/>
    </style:style>
    <style:style style:name="T14" style:family="text">
      <style:text-properties fo:language="zxx" fo:country="none" fo:font-style="italic" style:language-asian="zxx" style:country-asian="none" style:font-style-asian="italic" style:language-complex="zxx" style:country-complex="none" style:font-style-complex="italic"/>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style:text-position="super 58%" fo:font-style="normal" style:font-style-asian="normal" style:font-style-complex="normal"/>
    </style:style>
    <style:style style:name="T18" style:family="text">
      <style:text-properties style:text-position="super 58%" fo:language="zxx" fo:country="none" fo:font-style="normal" style:language-asian="zxx" style:country-asian="none" style:font-style-asian="normal" style:language-complex="zxx" style:country-complex="none" style:font-style-complex="normal"/>
    </style:style>
    <style:style style:name="T19" style:family="text">
      <style:text-properties style:use-window-font-color="true" style:font-name="Calibri" fo:font-size="11pt" fo:language="en" fo:country="US" fo:font-weight="bold" officeooo:rsid="0004fc23" style:letter-kerning="false" style:font-name-asian="Times New Roman1" style:font-size-asian="11pt" style:language-asian="en" style:country-asian="US" style:font-weight-asian="bold" style:font-name-complex="Times New Roman1" style:font-size-complex="11pt" style:language-complex="ar" style:country-complex="SA"/>
    </style:style>
    <style:style style:name="T20" style:family="text">
      <style:text-properties style:use-window-font-color="true" style:font-name="Calibri" fo:font-size="11pt" fo:language="en" fo:country="US" style:letter-kerning="false" style:font-name-asian="Times New Roman1" style:font-size-asian="11pt" style:language-asian="en" style:country-asian="US" style:font-name-complex="Times New Roman1" style:font-size-complex="11pt" style:language-complex="ar" style:country-complex="SA"/>
    </style:style>
    <style:style style:name="T21" style:family="text">
      <style:text-properties style:use-window-font-color="true" style:font-name="Calibri" fo:font-size="11pt" fo:language="en" fo:country="US" officeooo:rsid="0004fc23" style:letter-kerning="false" style:font-name-asian="Times New Roman1" style:font-size-asian="11pt" style:language-asian="en" style:country-asian="US" style:font-name-complex="Times New Roman1" style:font-size-complex="11pt" style:language-complex="ar" style:country-complex="SA"/>
    </style:style>
    <style:style style:name="T22" style:family="text">
      <style:text-properties style:use-window-font-color="true" style:font-name="Calibri" fo:font-size="11pt" fo:language="en" fo:country="US" officeooo:rsid="000640e9" style:letter-kerning="false" style:font-name-asian="Times New Roman1" style:font-size-asian="11pt" style:language-asian="en" style:country-asian="US" style:font-name-complex="Times New Roman1" style:font-size-complex="11pt" style:language-complex="ar" style:country-complex="SA"/>
    </style:style>
    <style:style style:name="T23" style:family="text">
      <style:text-properties style:use-window-font-color="true" style:font-name="Calibri" fo:font-size="11pt" fo:language="en" fo:country="US" officeooo:rsid="00096ec0" style:letter-kerning="false" style:font-name-asian="Times New Roman1" style:font-size-asian="11pt" style:language-asian="en" style:country-asian="US" style:font-name-complex="Times New Roman1" style:font-size-complex="11pt" style:language-complex="ar" style:country-complex="SA"/>
    </style:style>
    <style:style style:name="T24" style:family="text">
      <style:text-properties style:use-window-font-color="true" style:font-name="Calibri" fo:font-size="11pt" fo:language="en" fo:country="US" officeooo:rsid="000adbd0" style:letter-kerning="false" style:font-name-asian="Times New Roman1" style:font-size-asian="11pt" style:language-asian="en" style:country-asian="US" style:font-name-complex="Times New Roman1" style:font-size-complex="11pt" style:language-complex="ar" style:country-complex="SA"/>
    </style:style>
    <style:style style:name="T25" style:family="text">
      <style:text-properties style:use-window-font-color="true" style:font-name="Calibri" fo:font-size="11pt" fo:language="zxx" fo:country="none" officeooo:rsid="0008277b" style:letter-kerning="false" style:font-name-asian="Times New Roman1" style:font-size-asian="11pt" style:language-asian="zxx" style:country-asian="none" style:font-name-complex="Times New Roman1" style:font-size-complex="11pt" style:language-complex="zxx" style:country-complex="none"/>
    </style:style>
    <style:style style:name="T26" style:family="text">
      <style:text-properties style:use-window-font-color="true" style:font-name="Calibri" fo:font-size="11pt" fo:language="zxx" fo:country="none" fo:font-style="italic" officeooo:rsid="000e5f00" style:letter-kerning="false" style:font-name-asian="Calibri1" style:font-size-asian="11pt" style:language-asian="zxx" style:country-asian="none" style:font-style-asian="italic" style:font-name-complex="F" style:font-size-complex="11pt" style:language-complex="zxx" style:country-complex="none" style:font-style-complex="italic"/>
    </style:style>
    <style:style style:name="T27" style:family="text">
      <style:text-properties style:use-window-font-color="true" style:font-name="Calibri" fo:font-size="11pt" fo:language="zxx" fo:country="none" fo:font-style="normal" officeooo:rsid="000e5f00" style:letter-kerning="false" style:font-name-asian="Calibri1" style:font-size-asian="11pt" style:language-asian="zxx" style:country-asian="none" style:font-style-asian="normal" style:font-name-complex="F" style:font-size-complex="11pt" style:language-complex="zxx" style:country-complex="none" style:font-style-complex="normal"/>
    </style:style>
    <style:style style:name="T28" style:family="text">
      <style:text-properties fo:color="#b2b2b2"/>
    </style:style>
    <style:style style:name="T29" style:family="text">
      <style:text-properties fo:color="#b2b2b2" style:font-name="Calibri" fo:font-size="11pt" fo:language="en" fo:country="US" style:letter-kerning="false" style:font-name-asian="Calibri1" style:font-size-asian="11pt" style:language-asian="en" style:country-asian="US" style:font-name-complex="F" style:font-size-complex="11pt" style:language-complex="ar" style:country-complex="SA"/>
    </style:style>
    <style:style style:name="T30" style:family="text">
      <style:text-properties fo:color="#5025ed"/>
    </style:style>
    <style:style style:name="T31" style:family="text">
      <style:text-properties fo:color="#5025ed" style:font-name="Calibri" fo:font-size="11pt" fo:language="en" fo:country="US" style:letter-kerning="false" style:font-name-asian="Calibri1" style:font-size-asian="11pt" style:language-asian="en" style:country-asian="US" style:font-name-complex="F" style:font-size-complex="11pt" style:language-complex="ar" style:country-complex="SA"/>
    </style:style>
    <style:style style:name="T32" style:family="text">
      <style:text-properties fo:color="#ff8000"/>
    </style:style>
    <style:style style:name="T33" style:family="text">
      <style:text-properties fo:color="#ff8000" style:font-name="Calibri" fo:font-size="11pt" fo:language="en" fo:country="US" style:letter-kerning="false" style:font-name-asian="Calibri1" style:font-size-asian="11pt" style:language-asian="en" style:country-asian="US" style:font-name-complex="F" style:font-size-complex="11pt" style:language-complex="ar" style:country-complex="SA"/>
    </style:style>
    <style:style style:name="T34" style:family="text">
      <style:text-properties fo:color="#00a933"/>
    </style:style>
    <style:style style:name="T35" style:family="text">
      <style:text-properties officeooo:rsid="000e5f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Homework </text:span><text:span text:style-name="T19">4</text:span></text:p>
      <text:p text:style-name="P4"><text:span text:style-name="T3">1. (</text:span><text:span text:style-name="T21">2</text:span><text:span text:style-name="T3">0 pts) For the following program, explain the interesting elements related to threads. Focus on explaining the output of the program.</text:span></text:p>
      <text:p text:style-name="P18"><text:span text:style-name="T28"><text:s text:c="2"/>1</text:span> <text:span text:style-name="T30">public</text:span> <text:span text:style-name="T30">class</text:span> TaskThreadDemo {</text:p>
      <text:p text:style-name="P18"><text:span text:style-name="T28"><text:s text:c="2"/>2</text:span> <text:s text:c="2"/><text:span text:style-name="T31">public</text:span> <text:span text:style-name="T31">static</text:span> <text:span text:style-name="T31">void</text:span> main (String args []) {</text:p>
      <text:p text:style-name="P18"><text:span text:style-name="T28"><text:s text:c="2"/>3</text:span> <text:s text:c="4"/>String [] sa = {<text:span text:style-name="T34">"a"</text:span>, <text:span text:style-name="T34">"X"</text:span>, <text:span text:style-name="T34">"+"</text:span>, <text:span text:style-name="T34">"."</text:span>};</text:p>
      <text:p text:style-name="P18"><text:span text:style-name="T28"><text:s text:c="2"/>4</text:span> <text:s text:c="4"/><text:span text:style-name="T31">for</text:span> (String s: sa) {</text:p>
      <text:p text:style-name="P18"><text:span text:style-name="T28"><text:s text:c="2"/>5</text:span> <text:s text:c="6"/>Runnable ps = <text:span text:style-name="T31">new</text:span> PrintChar (s, 200);</text:p>
      <text:p text:style-name="P18"><text:span text:style-name="T29"><text:s text:c="2"/>6</text:span> <text:s text:c="6"/>Thread ts = <text:span text:style-name="T31">new</text:span> Thread (ps, s);</text:p>
      <text:p text:style-name="P18"><text:span text:style-name="T29"><text:s text:c="2"/>7</text:span> <text:s text:c="6"/>ts.start ();</text:p>
      <text:p text:style-name="P18"><text:span text:style-name="T29"><text:s text:c="2"/>8</text:span> <text:s text:c="4"/>} <text:span text:style-name="T32">// end for each character</text:span></text:p>
      <text:p text:style-name="P18"><text:span text:style-name="T29"><text:s text:c="2"/>9</text:span> <text:s text:c="2"/>} <text:span text:style-name="T33">// end main</text:span></text:p>
      <text:p text:style-name="P18"><text:span text:style-name="T29">10</text:span> } <text:span text:style-name="T33">// end class TaskThreadDemo</text:span></text:p>
      <text:p text:style-name="P19">11</text:p>
      <text:p text:style-name="P18"><text:span text:style-name="T29">12</text:span> <text:span text:style-name="T31">class</text:span> PrintChar <text:span text:style-name="T31">implements</text:span> Runnable {</text:p>
      <text:p text:style-name="P18"><text:span text:style-name="T29">13</text:span> <text:s text:c="2"/>String ch;</text:p>
      <text:p text:style-name="P18"><text:span text:style-name="T29">14</text:span> <text:s text:c="2"/><text:span text:style-name="T31">int</text:span> times;</text:p>
      <text:p text:style-name="P19">15</text:p>
      <text:p text:style-name="P18"><text:span text:style-name="T29">16</text:span> <text:s text:c="2"/><text:span text:style-name="T31">public</text:span> PrintChar (String c, <text:span text:style-name="T31">int</text:span> n) {</text:p>
      <text:p text:style-name="P18"><text:span text:style-name="T29">17</text:span> <text:s text:c="4"/>ch = c;</text:p>
      <text:p text:style-name="P18"><text:span text:style-name="T29">18</text:span> <text:s text:c="4"/>times = n;</text:p>
      <text:p text:style-name="P18"><text:span text:style-name="T29">19</text:span> <text:s text:c="2"/>} <text:span text:style-name="T33">// end constructor</text:span></text:p>
      <text:p text:style-name="P19">20</text:p>
      <text:p text:style-name="P18"><text:span text:style-name="T29">21</text:span> <text:s text:c="2"/><text:span text:style-name="T31">public</text:span> <text:span text:style-name="T31">void</text:span> run () {</text:p>
      <text:p text:style-name="P18"><text:span text:style-name="T29">22</text:span> <text:s text:c="4"/><text:span text:style-name="T31">for</text:span> (<text:span text:style-name="T31">int</text:span> i = 0; i &lt; times; i++) {</text:p>
      <text:p text:style-name="P18"><text:span text:style-name="T29">23</text:span> <text:s text:c="6"/>System.out.print (ch);</text:p>
      <text:p text:style-name="P18"><text:span text:style-name="T29">24</text:span> <text:s text:c="4"/>} <text:span text:style-name="T33">// end for loop</text:span></text:p>
      <text:p text:style-name="P18"><text:span text:style-name="T29">25</text:span> <text:s text:c="2"/>} <text:span text:style-name="T33">// end method run</text:span></text:p>
      <text:p text:style-name="P18"><text:span text:style-name="T29">26</text:span> } <text:span text:style-name="T33">// end class PrintChar</text:span></text:p>
      <text:p text:style-name="P5"><text:span text:style-name="T4">I would say an interesting element is that the Thread class implements the Runnable class. <text:s/>This means a thread could be passed to a thread as an initialization parameter, though this is not the case for this program. <text:s/>When this program runs, four PrintChar instances, which implement Runnable, are created and passed as initialization parameters to a new Thread, which is then started.</text:span></text:p>
      <text:p text:style-name="P11"><text:span text:style-name="T22">E</text:span><text:span text:style-name="T20">ach of these threads will output the character passed to the PrintChar class 200 times. <text:s/>Since these are separate threads running concurrently, the order in which the characters appear is a bit jumbled. <text:s/>Sometimes there will be two or more of the same character in a row, while other times there may be many single characters. <text:s/>It all depends on how the processor passes control to different threads.</text:span></text:p>
      <text:p text:style-name="P4"><text:span text:style-name="T3"/></text:p>
      <text:p text:style-name="P14"><text:span text:style-name="T3">2. (</text:span><text:span text:style-name="T21">2</text:span><text:span text:style-name="T3">0 pts) What is changed if the method called on line 7, start(), is replaced with run()? Explain (of course). Focus on explaining the output of the program.</text:span></text:p>
      <text:p text:style-name="P6"><text:span text:style-name="T11">If the method call is changed to run(), the program will still run, and each character will be displayed to the console 200 times. <text:s/>The difference is that the program will wait for the first Thread to finish before </text:span><text:span text:style-name="T10">even creating the next Thread. <text:s/>This is because calling the run() method is simply calling the method as if it were any other normal method. <text:s/></text:span><text:span text:style-name="T25">The start() method creates a new Thread and calls the run() method within that Thread.</text:span></text:p>
      <text:p text:style-name="P4"><text:span text:style-name="T3">3. (</text:span><text:span text:style-name="T21">2</text:span><text:span text:style-name="T3">0 pts) What is changed if the method Thread.yield() is added between lines 23 and 24? Explain. Focus on explaining the output of the program.</text:span></text:p>
      <text:p text:style-name="P7"><text:span text:style-name="T6">Functionally, I did not notice any difference after adding Thread.yield() inbetween lines 23 and 24. <text:s/>According to the Java 8 API (2</text:span><text:span text:style-name="T5">020), the yield() method simply notifies the </text:span><text:span text:style-name="T23">scheduler</text:span><text:span text:style-name="T5"> that the calling Thread is willing to let other processes go first. <text:s/>Since all of the generated Threads in this program, aside from the main thread, are all instances of the same class, they are all calling Thread.yield(). <text:s/>As such, even if the scheduler honored the notice, it would honor it for all at least once.</text:span></text:p>
      <text:p text:style-name="P4"><text:span text:style-name="T3">4. (20 pts) Modify the above program so that the Thread.sleep method is called after each character has been printed causing it to sleep for 500 milliseconds. Describe how that modification has altered the output and explain why the change had the effect that you described.</text:span></text:p>
      <text:p text:style-name="P8"><text:span text:style-name="T7">The modification altered the output to print each character one time followed by a short pause, then repeated. <text:s/>This change happened, because each thread is waiting 500 milliseconds before requesting use of the processor again. <text:s/>The processor was able to me</text:span><text:span text:style-name="T24">e</text:span><text:span text:style-name="T7">t the demands of each thread before they requested the processor again.</text:span></text:p>
      <text:p text:style-name="P4"><text:span text:style-name="T9">5. (20 pts) Modify the above program so that the Thread.sleep method is called after each thread is created in the main method causing it to sleep for 500 milliseconds. Describe how that modification has altered the output and explain why the change had the effect that you described.</text:span></text:p>
      <text:p text:style-name="P12"><text:span text:style-name="T9">Modifying the program so the sleep was called after each thread was created (i.e. between lines 7 and 8), allowed enough time for each of the threads to print the character 200 times before the next thread started. <text:s/>While not exactly the same, it created a similar effect as calling run(). <text:s/>This is because the print (ch) method does not require many CPU cycles, so forcing the main thread to sleep for an entire half-second gives each thread more than enough time to complete.</text:span></text:p>
      <text:p text:style-name="P13"><text:span text:style-name="T3">Grading Rubric:</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text:span text:style-name="T3">Attribute</text:span></text:p>
          </table:table-cell>
          <table:table-cell table:style-name="Table1.A1" office:value-type="string">
            <text:p text:style-name="P16"><text:span text:style-name="T3">Meets</text:span></text:p>
          </table:table-cell>
          <table:table-cell table:style-name="Table1.A1" office:value-type="string">
            <text:p text:style-name="P16"><text:span text:style-name="T3">Does not meet</text:span></text:p>
          </table:table-cell>
        </table:table-row>
        <table:table-row table:style-name="Table1.1">
          <table:table-cell table:style-name="Table1.A1" office:value-type="string">
            <text:p text:style-name="P17"><text:span text:style-name="T3">Problem 1</text:span></text:p>
          </table:table-cell>
          <table:table-cell table:style-name="Table1.A1" office:value-type="string">
            <text:p text:style-name="P17"><text:span text:style-name="T2">10 points</text:span><text:span text:style-name="T3"><text:line-break/>Lists the events associated with each provided component. </text:span></text:p>
          </table:table-cell>
          <table:table-cell table:style-name="Table1.A1" office:value-type="string">
            <text:p text:style-name="P17"><text:span text:style-name="T2">0 points</text:span><text:span text:style-name="T3"><text:line-break/>Does not list the events associated with each provided component.</text:span></text:p>
          </table:table-cell>
        </table:table-row>
        <table:table-row table:style-name="Table1.1">
          <table:table-cell table:style-name="Table1.A1" office:value-type="string">
            <text:p text:style-name="P17"><text:span text:style-name="T3">Problem 2</text:span></text:p>
          </table:table-cell>
          <table:table-cell table:style-name="Table1.A1" office:value-type="string">
            <text:p text:style-name="P2"><text:span text:style-name="T2">10 points</text:span><text:span text:style-name="T3"><text:line-break/>Lists the methods JTable implements.</text:span></text:p>
            <text:p text:style-name="P15"><text:span text:style-name="T3">Lists the methods which are required by the interfaces implemented by the JTable class beyond those interfaces implemented by the various parent classes of JTable.</text:span></text:p>
          </table:table-cell>
          <table:table-cell table:style-name="Table1.A1" office:value-type="string">
            <text:p text:style-name="P2"><text:span text:style-name="T2">0 points</text:span><text:span text:style-name="T3"><text:line-break/>Does not list the methods JTable implements.</text:span></text:p>
            <text:p text:style-name="P15"><text:span text:style-name="T3">Does not list the methods which are required by the interfaces implemented by the JTable class beyond those interfaces implemented by the various parent classes of JTable.</text:span></text:p>
          </table:table-cell>
        </table:table-row>
        <table:table-row table:style-name="Table1.1">
          <table:table-cell table:style-name="Table1.A1" office:value-type="string">
            <text:p text:style-name="P17"><text:span text:style-name="T3">Problem 3</text:span></text:p>
          </table:table-cell>
          <table:table-cell table:style-name="Table1.A1" office:value-type="string">
            <text:p text:style-name="P2"><text:span text:style-name="T2">10 points</text:span><text:span text:style-name="T3"><text:line-break/>Addresses the differences among the various layout managers.</text:span></text:p>
            <text:p text:style-name="P15"><text:span text:style-name="T3">Focuses on their behavior as their container is resized.</text:span></text:p>
          </table:table-cell>
          <table:table-cell table:style-name="Table1.A1" office:value-type="string">
            <text:p text:style-name="P2"><text:span text:style-name="T2">0 points</text:span><text:span text:style-name="T3"><text:line-break/>Does not address the differences among the various layout managers.</text:span></text:p>
            <text:p text:style-name="P15"><text:span text:style-name="T3">Does not focus on their behavior as their container is resized.</text:span></text:p>
          </table:table-cell>
        </table:table-row>
        <table:table-row table:style-name="Table1.1">
          <table:table-cell table:style-name="Table1.A1" office:value-type="string">
            <text:p text:style-name="P17"><text:span text:style-name="T3">Problem 4</text:span></text:p>
          </table:table-cell>
          <table:table-cell table:style-name="Table1.A1" office:value-type="string">
            <text:p text:style-name="P2"><text:span text:style-name="T2">20 points</text:span><text:span text:style-name="T3"><text:line-break/>Explains what is wrong with everybody doing the actions provided. </text:span></text:p>
            <text:p text:style-name="P10"><text:span text:style-name="T3">Explains how the actions be fixed to avoid deadlocks.</text:span></text:p>
            <text:p text:style-name="P15"><text:span text:style-name="T3">Explains if the solution provided is starvation free.</text:span></text:p>
          </table:table-cell>
          <table:table-cell table:style-name="Table1.A1" office:value-type="string">
            <text:p text:style-name="P2"><text:span text:style-name="T2">0 points</text:span><text:span text:style-name="T3"><text:line-break/>Does not explain what is wrong with everybody doing the actions provided. </text:span></text:p>
            <text:p text:style-name="P10"><text:span text:style-name="T3">Does not explain how the actions be fixed to avoid deadlocks.</text:span></text:p>
            <text:p text:style-name="P15"><text:span text:style-name="T3">Does not explain if the solution provided is starvation free.</text:span></text:p>
          </table:table-cell>
        </table:table-row>
        <table:table-row table:style-name="Table1.1">
          <table:table-cell table:style-name="Table1.A1" office:value-type="string">
            <text:p text:style-name="P17"><text:span text:style-name="T3">Problem 5</text:span></text:p>
          </table:table-cell>
          <table:table-cell table:style-name="Table1.A1" office:value-type="string">
            <text:p text:style-name="P2"><text:span text:style-name="T2">20 points</text:span><text:span text:style-name="T3"><text:line-break/>Explains what methods a class implementing the </text:span><text:span text:style-name="T8">java.util.concurrent.locks.Lock</text:span><text:span text:style-name="T3"> interface must implement.</text:span></text:p>
            <text:p text:style-name="P15"><text:span text:style-name="T3">Describes some of the expected characteristics of each of the methods of this interface.</text:span></text:p>
          </table:table-cell>
          <table:table-cell table:style-name="Table1.A1" office:value-type="string">
            <text:p text:style-name="P2"><text:span text:style-name="T2">0 points</text:span><text:span text:style-name="T3"><text:line-break/>Does not explain what methods a class implementing the </text:span><text:span text:style-name="T8">java.util.concurrent.locks.Lock</text:span><text:span text:style-name="T3"> interface must implement.</text:span></text:p>
            <text:p text:style-name="P15"><text:span text:style-name="T3">Does not describe some of the expected characteristics of each of the methods of this interface.</text:span></text:p>
          </table:table-cell>
        </table:table-row>
      </table:table>
      <text:p text:style-name="P9"/>
      <text:p text:style-name="Standard"/>
      <text:p text:style-name="P20">References</text:p>
      <text:p text:style-name="P21"><text:span text:style-name="T12">Oracle. (2020, July 09). </text:span><text:span text:style-name="T26">Thread</text:span><text:span text:style-name="T14"> (Java Platform SE 8 )</text:span><text:span text:style-name="T12">. Java</text:span><text:span text:style-name="T18">TM</text:span><text:span text:style-name="T12"> Platform, Standard Edition 8 API Specification. https://docs.oracle.com/javase/8/docs/api/java/<text:line-break/></text:span><text:span text:style-name="T27">lang/Thread.htm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ListLabel_20_5" style:display-name="ListLabel 5" style:family="text">
      <style:text-properties style:font-name-complex="Wingdings" style:font-family-complex="Wingdings"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Wingdings" style:font-family-complex="Wingdings" style:font-family-generic-complex="system" style:font-pitch-complex="variable"/>
    </style:style>
    <style:style style:name="ListLabel_20_8" style:display-name="ListLabel 8" style:family="text">
      <style:text-properties style:font-name-complex="Wingdings" style:font-family-complex="Wingdings"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a" style:num-letter-sync="true"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a" style:num-letter-sync="true"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a" style:num-letter-sync="true"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a" style:num-letter-sync="true"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a" style:num-letter-sync="true"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2"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3"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4"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5"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6"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7"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8"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a" style:num-letter-sync="true"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a" style:num-letter-sync="true"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a" style:num-letter-sync="true"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a" style:num-letter-sync="true"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a" style:num-letter-sync="true"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a" style:num-letter-sync="true"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9"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1"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2"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3"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4"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5"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6"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7"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4</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11-22T14:40:00</meta:creation-date>
    <meta:initial-creator>jim</meta:initial-creator>
    <dc:language>en-US</dc:language>
    <dc:creator>Samuel Scalf</dc:creator>
    <meta:print-date>2016-11-22T14:03:00</meta:print-date>
    <dc:date>2020-09-27T22:13:39.852832451</dc:date>
    <meta:editing-cycles>21</meta:editing-cycles>
    <meta:editing-duration>P1DT1H50M51S</meta:editing-duration>
    <meta:generator>LibreOffice/6.4.5.2$Linux_X86_64 LibreOffice_project/40$Build-2</meta:generator>
    <meta:document-statistic meta:table-count="1" meta:image-count="0" meta:object-count="0" meta:page-count="4" meta:paragraph-count="70" meta:word-count="1037" meta:character-count="6161" meta:non-whitespace-character-count="509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